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cbfda" officeooo:paragraph-rsid="001cbfda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cbfda" officeooo:paragraph-rsid="001cbfda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1cbfda" officeooo:paragraph-rsid="001cbfda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1dd471" officeooo:paragraph-rsid="001dd471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rsid="001dd471" officeooo:paragraph-rsid="001dd471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1fba5a" officeooo:paragraph-rsid="001fba5a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20e894" officeooo:paragraph-rsid="0020e894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22885c" officeooo:paragraph-rsid="0022885c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style:text-underline-style="none"/>
    </style:style>
    <style:style style:name="T2" style:family="text">
      <style:text-properties officeooo:rsid="001dd471"/>
    </style:style>
    <style:style style:name="T3" style:family="text">
      <style:text-properties officeooo:rsid="001fba5a"/>
    </style:style>
    <style:style style:name="T4" style:family="text">
      <style:text-properties fo:color="#ff0000" loext:opacity="100%" style:font-name="Consolas" fo:font-size="10pt" style:font-size-asian="10pt"/>
    </style:style>
    <style:style style:name="T5" style:family="text">
      <style:text-properties fo:color="#000000" loext:opacity="100%" style:font-name="Consolas" fo:font-size="10pt" style:font-size-asian="10pt"/>
    </style:style>
    <style:style style:name="T6" style:family="text">
      <style:text-properties officeooo:rsid="0020e8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K<text:span text:style-name="T6">ikou </text:span></text:p>
      <text:p text:style-name="P7">Nihel</text:p>
      <text:p text:style-name="P1">TP JAVA : BLACKJACK</text:p>
      <text:p text:style-name="P1"/>
      <text:p text:style-name="P2"/>
      <text:p text:style-name="P3">1/ <text:span text:style-name="T2">La classe se nommera </text:span>TestProject.</text:p>
      <text:p text:style-name="P3"/>
      <text:p text:style-name="P3">2/ <text:span text:style-name="T2">Le prénom </text:span>Nihel <text:span text:style-name="T2">s’affic</text:span><text:span text:style-name="T3">he.</text:span></text:p>
      <text:p text:style-name="P3"/>
      <text:p text:style-name="P3">3/</text:p>
      <text:p text:style-name="P3"/>
      <text:p text:style-name="P4">4/ J’obtiens la phrase «  Nihel a une longueur de 5 ».</text:p>
      <text:p text:style-name="P4"/>
      <text:p text:style-name="P4">5/ <text:span text:style-name="T3">Le code affiche</text:span></text:p>
      <text:p text:style-name="P5"><text:span text:style-name="T4">« Hello error</text:span></text:p>
      <text:p text:style-name="P9"><text:span text:style-name="T5">class java.io.PrintStream</text:span></text:p>
      <text:p text:style-name="P9"><text:span text:style-name="T5">class java.io.BufferedInputStream</text:span></text:p>
      <text:p text:style-name="P4"><text:span text:style-name="T5">class java.io.PrintStream »</text:span></text:p>
      <text:p text:style-name="P4"><text:span text:style-name="T5"/></text:p>
      <text:p text:style-name="P6">6/ System.out permet le flux de sortie.</text:p>
      <text:p text:style-name="P6"/>
      <text:p text:style-name="P6">7/ System.err permet d’afficher une erreur.</text:p>
      <text:p text:style-name="P6"/>
      <text:p text:style-name="P6">8/ System.out permet le flux d’entrée.</text:p>
      <text:p text:style-name="P6"/>
      <text:p text:style-name="P8">9/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9T10:59:10.030000000</meta:creation-date>
    <dc:date>2022-04-29T11:52:58.286000000</dc:date>
    <meta:editing-duration>PT1M47S</meta:editing-duration>
    <meta:editing-cycles>1</meta:editing-cycles>
    <meta:document-statistic meta:table-count="0" meta:image-count="0" meta:object-count="0" meta:page-count="1" meta:paragraph-count="16" meta:word-count="64" meta:character-count="389" meta:non-whitespace-character-count="339"/>
    <meta:generator>LibreOffice/7.3.1.3$Windows_X86_64 LibreOffice_project/a69ca51ded25f3eefd52d7bf9a5fad8c90b87951</meta:generator>
  </office:meta>
</office:document-meta>
</file>